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26f2c6" officeooo:paragraph-rsid="002b7874" style:font-size-asian="18pt" style:font-size-complex="18pt"/>
    </style:style>
    <style:style style:name="P2" style:family="paragraph" style:parent-style-name="Text_20_body">
      <style:text-properties fo:font-size="18pt" officeooo:rsid="002b7874" officeooo:paragraph-rsid="002dd18f" style:font-size-asian="18pt" style:font-size-complex="18pt"/>
    </style:style>
    <style:style style:name="P3" style:family="paragraph" style:parent-style-name="Text_20_body">
      <style:text-properties fo:font-size="18pt" officeooo:rsid="0026f2c6" officeooo:paragraph-rsid="002b7874" style:font-size-asian="18pt" style:font-size-complex="18pt"/>
    </style:style>
    <style:style style:name="P4" style:family="paragraph" style:parent-style-name="Heading_20_1">
      <style:text-properties style:font-name="Liberation Sans" fo:font-size="18.2000007629395pt" fo:font-weight="bold" officeooo:rsid="0030761d" officeooo:paragraph-rsid="0030761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26f2c6"/>
    </style:style>
    <style:style style:name="T2" style:family="text">
      <style:text-properties officeooo:rsid="0028754d"/>
    </style:style>
    <style:style style:name="T3" style:family="text">
      <style:text-properties officeooo:rsid="002950e6"/>
    </style:style>
    <style:style style:name="T4" style:family="text">
      <style:text-properties officeooo:rsid="0029a59f"/>
    </style:style>
    <style:style style:name="T5" style:family="text">
      <style:text-properties officeooo:rsid="002a0efb"/>
    </style:style>
    <style:style style:name="T6" style:family="text">
      <style:text-properties officeooo:rsid="002c00ea"/>
    </style:style>
    <style:style style:name="T7" style:family="text">
      <style:text-properties officeooo:rsid="002dd1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bout-</text:h>
      <text:p text:style-name="P1"><text:tab/>Exploiting the decrease of costs related to UAV technology, drones have become a innovative and efficient method to support the delivery process in terms of economy. This project <text:span text:style-name="T2">analys</text:span><text:span text:style-name="T3">is</text:span><text:span text:style-name="T2"> the </text:span>problem of safety concern while delivering the product using a aerial vehicle <text:span text:style-name="T3">and proposes a adoptable root</text:span>. A proposed solution to the aforementioned matter is a Face Recognition Security System for payloads carried in UAV, which can detect intruders who illegally interfere in the process of delivery, and help in minimizing human error. </text:p>
      <text:p text:style-name="P2">In this project we are going to build a security system for the payload which works autonomously as well as manually by using microcontroller board (esp32). <text:span text:style-name="T6">It is interfaced with </text:span><text:span text:style-name="T7">the wireless</text:span><text:span text:style-name="T6"> camera module and IR sensor unit. Arduino IDE is used as a coding software. We are going to implement </text:span><text:span text:style-name="T7">the </text:span><text:span text:style-name="T6">facial recognition </text:span><text:span text:style-name="T7">algorithm</text:span><text:span text:style-name="T6"> into the security system which acquires the information without </text:span><text:span text:style-name="T7">any </text:span><text:span text:style-name="T6">physical contact by using camera module. </text:span><text:span text:style-name="T7">C</text:span><text:span text:style-name="T6">amera module </text:span><text:span text:style-name="T7">and IR sensor captures the raw data from the envirnment</text:span><text:span text:style-name="T6">, scan</text:span><text:span text:style-name="T7">s</text:span><text:span text:style-name="T6"> facial points and provides </text:span><text:span text:style-name="T7">information</text:span><text:span text:style-name="T6"> to the microcontroller. </text:span><text:span text:style-name="T5">T</text:span><text:span text:style-name="T2">he</text:span><text:span text:style-name="T5">n</text:span><text:span text:style-name="T2"> algorithm </text:span><text:span text:style-name="T7">present in the microcontroller </text:span><text:span text:style-name="T1"><text:s/>compares the information with a data</text:span><text:span text:style-name="T7">set</text:span><text:span text:style-name="T1"> of known faces to find a match. </text:span><text:span text:style-name="T7">After analysing the data by microcontroller the end result is used to unlock the payload delivary capsule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8:35:27.382049832</meta:creation-date>
    <dc:date>2020-11-19T14:38:25.826842439</dc:date>
    <meta:editing-duration>PT1H31M2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3" meta:word-count="212" meta:character-count="1340" meta:non-whitespace-character-count="1128"/>
  </office:meta>
</office:document-meta>
</file>